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fill-color="#003300" draw:textarea-vertical-align="middl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7.05cm" fo:min-width="8.5cm"/>
    </style:style>
    <style:style style:name="gr3" style:family="graphic" style:parent-style-name="standard">
      <style:graphic-properties draw:fill-color="#99ff66" draw:textarea-horizontal-align="justify" draw:textarea-vertical-align="middle" draw:auto-grow-height="false" fo:min-height="1.25cm" fo:min-width="6.5cm" style:protect="siz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1.25cm" fo:min-width="6.5cm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7.85cm" fo:min-width="8.7cm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 fo:min-height="1.25cm" fo:min-width="6.5cm" style:protect="size"/>
    </style:style>
    <style:style style:name="gr8" style:family="graphic" style:parent-style-name="standard">
      <style:graphic-properties draw:fill-color="#66ffff" draw:textarea-horizontal-align="justify" draw:textarea-vertical-align="middle" draw:auto-grow-height="false" fo:min-height="1.25cm" fo:min-width="6.5cm" style:protect="size"/>
    </style:style>
    <style:style style:name="gr9" style:family="graphic" style:parent-style-name="standard">
      <style:graphic-properties draw:fill-color="#99cc99" draw:textarea-horizontal-align="justify" draw:textarea-vertical-align="middle" draw:auto-grow-height="false" fo:min-height="2.15cm" fo:min-width="8.2cm"/>
    </style:style>
    <style:style style:name="gr10" style:family="graphic" style:parent-style-name="standard">
      <style:graphic-properties draw:fill-color="#ccff66" draw:textarea-horizontal-align="justify" draw:textarea-vertical-align="middle" draw:auto-grow-height="false" fo:min-height="1.25cm" fo:min-width="3.6cm"/>
    </style:style>
    <style:style style:name="gr11" style:family="graphic" style:parent-style-name="standard">
      <style:graphic-properties draw:fill-color="#ff9999" draw:textarea-horizontal-align="justify" draw:textarea-vertical-align="middle" draw:auto-grow-height="false" fo:min-height="1.35cm" fo:min-width="8.8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3.15cm" fo:min-width="4.349cm" fo:wrap-option="no-wrap"/>
    </style:style>
    <style:style style:name="P1" style:family="paragraph">
      <loext:graphic-properties draw:fill="none" draw:fill-color="#003300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99ff66"/>
      <style:paragraph-properties fo:text-align="center"/>
    </style:style>
    <style:style style:name="P5" style:family="paragraph">
      <loext:graphic-properties draw:fill-color="#ffff99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ffd320"/>
      <style:paragraph-properties fo:text-align="center"/>
    </style:style>
    <style:style style:name="P9" style:family="paragraph">
      <loext:graphic-properties draw:fill-color="#66ffff"/>
      <style:paragraph-properties fo:text-align="center"/>
    </style:style>
    <style:style style:name="P10" style:family="paragraph">
      <loext:graphic-properties draw:fill-color="#99cc99"/>
      <style:paragraph-properties fo:text-align="center"/>
    </style:style>
    <style:style style:name="P11" style:family="paragraph">
      <loext:graphic-properties draw:fill-color="#ccff66"/>
      <style:paragraph-properties fo:text-align="center"/>
    </style:style>
    <style:style style:name="P12" style:family="paragraph">
      <loext:graphic-properties draw:fill-color="#ff9999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-color="#eeeeee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6.2cm" svg:y1="4.3cm" svg:x2="6.2cm" svg:y2="5.6cm">
          <text:p/>
        </draw:line>
        <draw:line draw:style-name="gr1" draw:text-style-name="P1" draw:layer="layout" svg:x1="6cm" svg:y1="12.9cm" svg:x2="6cm" svg:y2="14.2cm">
          <text:p/>
        </draw:line>
        <draw:g>
          <draw:custom-shape draw:style-name="gr2" draw:text-style-name="P2" draw:layer="layout" svg:width="9cm" svg:height="7.3cm" svg:x="3.008cm" svg:y="5.6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7cm" svg:height="1.5cm" svg:x="3.908cm" svg:y="8.7cm">
            <text:p text:style-name="P3">选取后端服务器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7cm" svg:height="1.5cm" svg:x="3.908cm" svg:y="11cm">
            <text:p text:style-name="P3">选出主、从服务器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7cm" svg:height="1.5cm" svg:x="3.908cm" svg:y="6.2cm">
            <text:p text:style-name="P3">路由匹配，发现服务</text:p>
            <draw:enhanced-geometry svg:viewBox="0 0 21600 21600" draw:type="rectangle" draw:enhanced-path="M 0 0 L 21600 0 21600 21600 0 21600 0 0 Z N"/>
          </draw:custom-shape>
          <draw:frame draw:style-name="gr5" draw:text-style-name="P6" draw:layer="layout" svg:width="1.136cm" svg:height="2.157cm" svg:x="1.4cm" svg:y="7.6cm">
            <draw:text-box>
              <text:p>路由层</text:p>
            </draw:text-box>
          </draw:frame>
          <draw:line draw:style-name="gr1" draw:text-style-name="P1" draw:layer="layout" svg:x1="7.4cm" svg:y1="10.2cm" svg:x2="7.4cm" svg:y2="11.1cm">
            <text:p/>
          </draw:line>
        </draw:g>
        <draw:g xml:id="id1" draw:id="id1">
          <draw:g>
            <draw:custom-shape draw:style-name="gr6" draw:text-style-name="P7" draw:layer="layout" svg:width="9.2cm" svg:height="8.1cm" svg:x="3.1cm" svg:y="14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8" draw:layer="layout" svg:width="7cm" svg:height="1.5cm" svg:x="4cm" svg:y="15.2cm">
              <text:p text:style-name="P3">发送请求给主服务</text:p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7cm" svg:height="1.5cm" svg:x="4cm" svg:y="17.7cm">
              <text:p text:style-name="P3">异步复制请求到从服务</text:p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7cm" svg:height="1.5cm" svg:x="4cm" svg:y="20.1cm">
              <text:p text:style-name="P3">异步推送请求详情给前端</text:p>
              <draw:enhanced-geometry svg:viewBox="0 0 21600 21600" draw:type="rectangle" draw:enhanced-path="M 0 0 L 21600 0 21600 21600 0 21600 0 0 Z N"/>
            </draw:custom-shape>
          </draw:g>
          <draw:frame draw:style-name="gr5" draw:text-style-name="P6" draw:layer="layout" svg:width="1.136cm" svg:height="2.157cm" svg:x="1.48cm" svg:y="17.2cm">
            <draw:text-box>
              <text:p>网络层</text:p>
            </draw:text-box>
          </draw:frame>
        </draw:g>
        <draw:custom-shape draw:style-name="gr9" draw:text-style-name="P10" draw:layer="layout" svg:width="8.7cm" svg:height="2.4cm" svg:x="3cm" svg:y="1.9cm">
          <text:p text:style-name="P3">客户端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cm" svg:height="1.5cm" svg:x="14.5cm" svg:y="15cm">
          <text:p text:style-name="P3">服务器-A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cm" svg:height="1.5cm" svg:x="14.5cm" svg:y="17.3cm">
          <text:p text:style-name="P3">服务器-B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cm" svg:height="1.5cm" svg:x="14.5cm" svg:y="19.6cm">
          <text:p text:style-name="P3">服务器-C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cm" svg:y1="15.5cm" svg:x2="14.5cm" svg:y2="15.5cm">
          <text:p/>
        </draw:line>
        <draw:line draw:style-name="gr1" draw:text-style-name="P1" draw:layer="layout" svg:x1="11cm" svg:y1="18cm" svg:x2="14.5cm" svg:y2="17.8cm">
          <text:p/>
        </draw:line>
        <draw:line draw:style-name="gr1" draw:text-style-name="P1" draw:layer="layout" svg:x1="11.1cm" svg:y1="18.8cm" svg:x2="14.6cm" svg:y2="19.9cm">
          <text:p/>
        </draw:line>
        <draw:custom-shape draw:style-name="gr11" draw:text-style-name="P12" draw:layer="layout" svg:width="9.3cm" svg:height="1.6cm" svg:x="3.2cm" svg:y="24cm">
          <text:p text:style-name="P3">开发者浏览器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5cm" svg:y1="21.6cm" svg:x2="7.5cm" svg:y2="24.1cm">
          <text:p/>
        </draw:line>
        <draw:line draw:style-name="gr1" draw:text-style-name="P1" draw:layer="layout" svg:x1="14.5cm" svg:y1="16.3cm" svg:x2="11.1cm" svg:y2="16.3cm">
          <text:p/>
        </draw:line>
        <draw:connector draw:style-name="gr1" draw:text-style-name="P1" draw:layer="layout" svg:x1="12.3cm" svg:y1="18.25cm" svg:x2="12.3cm" svg:y2="18.25cm" draw:start-shape="id1" draw:end-shape="id1" svg:d="M12300 18250z" svg:viewBox="0 0 1 1">
          <text:p/>
        </draw:connector>
        <draw:line draw:style-name="gr1" draw:text-style-name="P1" draw:layer="layout" svg:x1="7.4cm" svg:y1="16.7cm" svg:x2="7.5cm" svg:y2="20.2cm">
          <text:p/>
        </draw:line>
        <draw:line draw:style-name="gr1" draw:text-style-name="P1" draw:layer="layout" svg:x1="9cm" svg:y1="14.1cm" svg:x2="9cm" svg:y2="12.9cm">
          <text:p/>
        </draw:line>
        <draw:line draw:style-name="gr1" draw:text-style-name="P1" draw:layer="layout" svg:x1="9.1cm" svg:y1="5.6cm" svg:x2="9.1cm" svg:y2="4.3cm">
          <text:p/>
        </draw:line>
        <draw:line draw:style-name="gr1" draw:text-style-name="P1" draw:layer="layout" svg:x1="7.3cm" svg:y1="7.7cm" svg:x2="7.3cm" svg:y2="8.7cm">
          <text:p/>
        </draw:line>
        <draw:custom-shape draw:style-name="gr12" draw:text-style-name="P14" draw:layer="layout" svg:width="4.849cm" svg:height="3.4cm" svg:x="13.651cm" svg:y="7cm">
          <text:p text:style-name="P13">依据IP,GET,</text:p>
          <text:p text:style-name="P13">POST,Cookie,</text:p>
          <text:p text:style-name="P13">Header参数</text:p>
          <draw:enhanced-geometry svg:viewBox="0 0 21600 21600" draw:mirror-horizontal="false" draw:type="line-callout-1" draw:modifiers="-6796.20618556701 12860.9232578653 -1113.40206185567 3518.49456042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system" style:font-pitch="variable"/>
    <style:font-face style:name="文泉驿微米黑" svg:font-family="文泉驿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文泉驿微米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文泉驿微米黑" style:font-family-complex="文泉驿微米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杜 伟</meta:initial-creator>
    <meta:creation-date>2015-11-29T16:30:03.397591823</meta:creation-date>
    <dc:date>2015-11-29T17:21:22.451396967</dc:date>
    <dc:creator>杜 伟</dc:creator>
    <meta:editing-duration>PT36M3S</meta:editing-duration>
    <meta:editing-cycles>9</meta:editing-cycles>
    <meta:generator>LibreOffice/4.4.6.3$Linux_X86_64 LibreOffice_project/40$Build-3</meta:generator>
    <meta:document-statistic meta:object-count="32"/>
  </office:meta>
</office:document-meta>
</file>